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1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1.969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8000" style:font-name="Arial Black"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37">
      <style:table-cell-properties fo:background-color="#e6e64c" style:text-align-source="fix" style:repeat-content="false"/>
      <style:paragraph-properties fo:text-align="center" fo:margin-left="0cm"/>
      <style:text-properties fo:color="#4b1f6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" style:family="table-cell" style:parent-style-name="Default" style:data-style-name="N106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4" style:family="table-cell" style:parent-style-name="Default" style:data-style-name="N109">
      <style:table-cell-properties fo:background-color="#ffff66" style:text-align-source="fix" style:repeat-content="false"/>
      <style:paragraph-properties fo:text-align="end" fo:margin-left="0cm"/>
      <style:text-properties fo:color="#2323dc" fo:font-style="italic" style:font-style-asian="italic" style:font-style-complex="italic"/>
    </style:style>
    <style:style style:name="ce15" style:family="table-cell" style:parent-style-name="Default" style:data-style-name="N106">
      <style:table-cell-properties fo:background-color="#ffff66" style:text-align-source="fix" style:repeat-content="false"/>
      <style:paragraph-properties fo:text-align="end" fo:margin-left="0cm"/>
      <style:text-properties fo:color="#2323dc" fo:font-style="italic" style:font-style-asian="italic" style:font-style-complex="italic"/>
    </style:style>
    <style:style style:name="ce16" style:family="table-cell" style:parent-style-name="Default" style:data-style-name="N106">
      <style:table-cell-properties style:text-align-source="fix" style:repeat-content="false"/>
      <style:paragraph-properties fo:text-align="end" fo:margin-left="0cm"/>
      <style:text-properties fo:color="#2323dc" fo:font-style="italic" style:font-style-asian="italic" style:font-style-complex="italic"/>
    </style:style>
    <style:style style:name="ce1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end" fo:margin-left="0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end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end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30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start" fo:margin-left="1.058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start" fo:margin-left="1.058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002cm solid #000000" fo:padding="0.035cm" style:rotation-angle="0" style:rotation-align="none" style:vertical-align="automatic"/>
      <style:paragraph-properties fo:text-align="start" fo:margin-left="1.058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table table:name="Feuil&lt;le&gt;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default-cell-style-name="ce8"/>
        <table:table-column table:style-name="co3" table:number-columns-repeated="6" table:default-cell-style-name="Default"/>
        <table:table-row table:style-name="ro1">
          <table:table-cell table:style-name="ce1" office:value-type="string" table:number-columns-spanned="2" table:number-rows-spanned="1">
            <text:p>Tableau 1</text:p>
          </table:table-cell>
          <table:covered-table-cell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3" office:value-type="string">
            <text:p>date</text:p>
          </table:table-cell>
          <table:table-cell table:style-name="ce6" office:value-type="string">
            <text:p>Colonne 1</text:p>
          </table:table-cell>
          <table:table-cell table:style-name="ce6" office:value-type="string">
            <text:p>Colonne 2</text:p>
          </table:table-cell>
          <table:table-cell table:style-name="ce6" office:value-type="string">
            <text:p>Colonne 3</text:p>
          </table:table-cell>
          <table:table-cell table:style-name="ce9" office:value-type="string">
            <text:p>Colonne 4</text:p>
          </table:table-cell>
          <table:table-cell table:style-name="ce6" office:value-type="string">
            <text:p>Colonne 5</text:p>
          </table:table-cell>
          <table:table-cell table:style-name="ce6" office:value-type="string">
            <text:p>Colonne 6</text:p>
          </table:table-cell>
          <table:table-cell table:style-name="ce6" office:value-type="string">
            <text:p>Colonne 7</text:p>
          </table:table-cell>
          <table:table-cell table:style-name="ce6" office:value-type="string">
            <text:p>Colonne 8</text:p>
          </table:table-cell>
          <table:table-cell table:style-name="ce6" office:value-type="string">
            <text:p>Colonne 9</text:p>
          </table:table-cell>
          <table:table-cell table:style-name="ce6" office:value-type="string">
            <text:p>Colonne 10</text:p>
          </table:table-cell>
        </table:table-row>
        <table:table-row table:style-name="ro2">
          <table:table-cell/>
          <table:table-cell table:style-name="ce4" office:value-type="date" office:date-value="2015-01-01">
            <text:p>01/01/15</text:p>
          </table:table-cell>
          <table:table-cell table:style-name="ce7" office:value-type="float" office:value="12">
            <text:p>12</text:p>
          </table:table-cell>
          <table:table-cell table:style-name="ce7" table:formula="of:=RAND()" office:value-type="float" office:value="0.674468994140625">
            <text:p>0,6744689941</text:p>
          </table:table-cell>
          <table:table-cell table:style-name="ce7" office:value-type="float" office:value="13">
            <text:p>13</text:p>
          </table:table-cell>
          <table:table-cell table:style-name="ce10" table:formula="of:=RAND()" office:value-type="percentage" office:value="0.99053955078125">
            <text:p>99,05%</text:p>
          </table:table-cell>
          <table:table-cell table:style-name="ce7" office:value-type="float" office:value="14">
            <text:p>14</text:p>
          </table:table-cell>
          <table:table-cell table:style-name="ce13" table:formula="of:=RAND()" office:value-type="currency" office:currency="EUR" office:value="0.65582275390625">
            <text:p>0,66 €</text:p>
          </table:table-cell>
          <table:table-cell table:style-name="ce13" office:value-type="currency" office:currency="EUR" office:value="15">
            <text:p>15,00 €</text:p>
          </table:table-cell>
          <table:table-cell table:style-name="ce13" table:formula="of:=RAND()" office:value-type="currency" office:currency="EUR" office:value="0.7470703125">
            <text:p>0,75 €</text:p>
          </table:table-cell>
          <table:table-cell table:style-name="ce13" office:value-type="currency" office:currency="EUR" office:value="16">
            <text:p>16,00 €</text:p>
          </table:table-cell>
          <table:table-cell table:style-name="ce13" table:formula="of:=RAND()" office:value-type="currency" office:currency="EUR" office:value="0.62371826171875">
            <text:p>0,62 €</text:p>
          </table:table-cell>
        </table:table-row>
        <table:table-row table:style-name="ro2">
          <table:table-cell/>
          <table:table-cell table:style-name="ce4" office:value-type="date" office:date-value="2015-01-02">
            <text:p>02/01/15</text:p>
          </table:table-cell>
          <table:table-cell table:style-name="ce7" office:value-type="float" office:value="2">
            <text:p>2</text:p>
          </table:table-cell>
          <table:table-cell table:style-name="ce7" table:formula="of:=RAND()" office:value-type="float" office:value="0.172576904296875">
            <text:p>0,1725769043</text:p>
          </table:table-cell>
          <table:table-cell table:style-name="ce7" office:value-type="float" office:value="3">
            <text:p>3</text:p>
          </table:table-cell>
          <table:table-cell table:style-name="ce10" table:formula="of:=RAND()" office:value-type="percentage" office:value="0.807769775390625">
            <text:p>80,78%</text:p>
          </table:table-cell>
          <table:table-cell table:style-name="ce7" office:value-type="float" office:value="4">
            <text:p>4</text:p>
          </table:table-cell>
          <table:table-cell table:style-name="ce13" table:formula="of:=RAND()" office:value-type="currency" office:currency="EUR" office:value="0.518218994140625">
            <text:p>0,52 €</text:p>
          </table:table-cell>
          <table:table-cell table:style-name="ce13" office:value-type="currency" office:currency="EUR" office:value="5">
            <text:p>5,00 €</text:p>
          </table:table-cell>
          <table:table-cell table:style-name="ce13" table:formula="of:=RAND()" office:value-type="currency" office:currency="EUR" office:value="0.9852294921875">
            <text:p>0,99 €</text:p>
          </table:table-cell>
          <table:table-cell table:style-name="ce13" office:value-type="currency" office:currency="EUR" office:value="6">
            <text:p>6,00 €</text:p>
          </table:table-cell>
          <table:table-cell table:style-name="ce13" table:formula="of:=RAND()" office:value-type="currency" office:currency="EUR" office:value="0.130401611328125">
            <text:p>0,13 €</text:p>
          </table:table-cell>
        </table:table-row>
        <table:table-row table:style-name="ro2">
          <table:table-cell/>
          <table:table-cell table:style-name="ce4" office:value-type="date" office:date-value="2015-01-03">
            <text:p>03/01/15</text:p>
          </table:table-cell>
          <table:table-cell table:style-name="ce7" office:value-type="float" office:value="651">
            <text:p>651</text:p>
          </table:table-cell>
          <table:table-cell table:style-name="ce7" table:formula="of:=RAND()" office:value-type="float" office:value="0.555755615234375">
            <text:p>0,5557556152</text:p>
          </table:table-cell>
          <table:table-cell table:style-name="ce7" office:value-type="float" office:value="652">
            <text:p>652</text:p>
          </table:table-cell>
          <table:table-cell table:style-name="ce10" table:formula="of:=RAND()" office:value-type="percentage" office:value="0.53228759765625">
            <text:p>53,23%</text:p>
          </table:table-cell>
          <table:table-cell table:style-name="ce7" office:value-type="float" office:value="653">
            <text:p>653</text:p>
          </table:table-cell>
          <table:table-cell table:style-name="ce13" table:formula="of:=RAND()" office:value-type="currency" office:currency="EUR" office:value="0.886138916015625">
            <text:p>0,89 €</text:p>
          </table:table-cell>
          <table:table-cell table:style-name="ce13" office:value-type="currency" office:currency="EUR" office:value="654">
            <text:p>654,00 €</text:p>
          </table:table-cell>
          <table:table-cell table:style-name="ce13" table:formula="of:=RAND()" office:value-type="currency" office:currency="EUR" office:value="0.43072509765625">
            <text:p>0,43 €</text:p>
          </table:table-cell>
          <table:table-cell table:style-name="ce13" office:value-type="currency" office:currency="EUR" office:value="655">
            <text:p>655,00 €</text:p>
          </table:table-cell>
          <table:table-cell table:style-name="ce13" table:formula="of:=RAND()" office:value-type="currency" office:currency="EUR" office:value="0.6246337890625">
            <text:p>0,62 €</text:p>
          </table:table-cell>
        </table:table-row>
        <table:table-row table:style-name="ro2">
          <table:table-cell/>
          <table:table-cell table:style-name="ce4" office:value-type="date" office:date-value="2015-01-04">
            <text:p>04/01/15</text:p>
          </table:table-cell>
          <table:table-cell table:style-name="ce7" office:value-type="float" office:value="61">
            <text:p>61</text:p>
          </table:table-cell>
          <table:table-cell table:style-name="ce7" table:formula="of:=RAND()" office:value-type="float" office:value="0.927581787109375">
            <text:p>0,9275817871</text:p>
          </table:table-cell>
          <table:table-cell table:style-name="ce7" office:value-type="float" office:value="62">
            <text:p>62</text:p>
          </table:table-cell>
          <table:table-cell table:style-name="ce10" table:formula="of:=RAND()" office:value-type="percentage" office:value="0.12188720703125">
            <text:p>12,19%</text:p>
          </table:table-cell>
          <table:table-cell table:style-name="ce7" office:value-type="float" office:value="63">
            <text:p>63</text:p>
          </table:table-cell>
          <table:table-cell table:style-name="ce13" table:formula="of:=RAND()" office:value-type="currency" office:currency="EUR" office:value="0.207183837890625">
            <text:p>0,21 €</text:p>
          </table:table-cell>
          <table:table-cell table:style-name="ce13" office:value-type="currency" office:currency="EUR" office:value="64">
            <text:p>64,00 €</text:p>
          </table:table-cell>
          <table:table-cell table:style-name="ce13" table:formula="of:=RAND()" office:value-type="currency" office:currency="EUR" office:value="0.278350830078125">
            <text:p>0,28 €</text:p>
          </table:table-cell>
          <table:table-cell table:style-name="ce13" office:value-type="currency" office:currency="EUR" office:value="65">
            <text:p>65,00 €</text:p>
          </table:table-cell>
          <table:table-cell table:style-name="ce13" table:formula="of:=RAND()" office:value-type="currency" office:currency="EUR" office:value="0.40924072265625">
            <text:p>0,41 €</text:p>
          </table:table-cell>
        </table:table-row>
        <table:table-row table:style-name="ro2">
          <table:table-cell/>
          <table:table-cell table:style-name="ce4" office:value-type="date" office:date-value="2015-01-05">
            <text:p>05/01/15</text:p>
          </table:table-cell>
          <table:table-cell table:style-name="ce7" office:value-type="float" office:value="65">
            <text:p>65</text:p>
          </table:table-cell>
          <table:table-cell table:style-name="ce7" table:formula="of:=RAND()" office:value-type="float" office:value="0.286529541015625">
            <text:p>0,286529541</text:p>
          </table:table-cell>
          <table:table-cell table:style-name="ce7" office:value-type="float" office:value="66">
            <text:p>66</text:p>
          </table:table-cell>
          <table:table-cell table:style-name="ce10" table:formula="of:=RAND()" office:value-type="percentage" office:value="0.506439208984375">
            <text:p>50,64%</text:p>
          </table:table-cell>
          <table:table-cell table:style-name="ce7" office:value-type="float" office:value="67">
            <text:p>67</text:p>
          </table:table-cell>
          <table:table-cell table:style-name="ce13" table:formula="of:=RAND()" office:value-type="currency" office:currency="EUR" office:value="0.676422119140625">
            <text:p>0,68 €</text:p>
          </table:table-cell>
          <table:table-cell table:style-name="ce13" office:value-type="currency" office:currency="EUR" office:value="68">
            <text:p>68,00 €</text:p>
          </table:table-cell>
          <table:table-cell table:style-name="ce13" table:formula="of:=RAND()" office:value-type="currency" office:currency="EUR" office:value="0.488372802734375">
            <text:p>0,49 €</text:p>
          </table:table-cell>
          <table:table-cell table:style-name="ce13" office:value-type="currency" office:currency="EUR" office:value="69">
            <text:p>69,00 €</text:p>
          </table:table-cell>
          <table:table-cell table:style-name="ce13" table:formula="of:=RAND()" office:value-type="currency" office:currency="EUR" office:value="0.467132568359375">
            <text:p>0,47 €</text:p>
          </table:table-cell>
        </table:table-row>
        <table:table-row table:style-name="ro2">
          <table:table-cell/>
          <table:table-cell table:style-name="ce4" office:value-type="date" office:date-value="2015-01-06">
            <text:p>06/01/15</text:p>
          </table:table-cell>
          <table:table-cell table:style-name="ce7" office:value-type="float" office:value="1">
            <text:p>1</text:p>
          </table:table-cell>
          <table:table-cell table:style-name="ce7" table:formula="of:=RAND()" office:value-type="float" office:value="0.17059326171875">
            <text:p>0,1705932617</text:p>
          </table:table-cell>
          <table:table-cell table:style-name="ce7" office:value-type="float" office:value="2">
            <text:p>2</text:p>
          </table:table-cell>
          <table:table-cell table:style-name="ce11" table:formula="of:=RAND()" office:value-type="percentage" office:value="0.645843505859375">
            <text:p>64,58%</text:p>
          </table:table-cell>
          <table:table-cell table:style-name="ce7" office:value-type="float" office:value="3">
            <text:p>3</text:p>
          </table:table-cell>
          <table:table-cell table:style-name="ce13" table:formula="of:=RAND()" office:value-type="currency" office:currency="EUR" office:value="0.188079833984375">
            <text:p>0,19 €</text:p>
          </table:table-cell>
          <table:table-cell table:style-name="ce13" office:value-type="currency" office:currency="EUR" office:value="4">
            <text:p>4,00 €</text:p>
          </table:table-cell>
          <table:table-cell table:style-name="ce13" table:formula="of:=RAND()" office:value-type="currency" office:currency="EUR" office:value="0.55621337890625">
            <text:p>0,56 €</text:p>
          </table:table-cell>
          <table:table-cell table:style-name="ce13" office:value-type="currency" office:currency="EUR" office:value="5">
            <text:p>5,00 €</text:p>
          </table:table-cell>
          <table:table-cell table:style-name="ce13" table:formula="of:=RAND()" office:value-type="currency" office:currency="EUR" office:value="0.27740478515625">
            <text:p>0,28 €</text:p>
          </table:table-cell>
        </table:table-row>
        <table:table-row table:style-name="ro2">
          <table:table-cell/>
          <table:table-cell table:style-name="ce4" office:value-type="date" office:date-value="2015-01-07">
            <text:p>07/01/15</text:p>
          </table:table-cell>
          <table:table-cell table:style-name="ce7" office:value-type="float" office:value="-63">
            <text:p>-63</text:p>
          </table:table-cell>
          <table:table-cell table:style-name="ce7" table:formula="of:=RAND()" office:value-type="float" office:value="0.9827880859375">
            <text:p>0,9827880859</text:p>
          </table:table-cell>
          <table:table-cell table:style-name="ce7" office:value-type="float" office:value="-62">
            <text:p>-62</text:p>
          </table:table-cell>
          <table:table-cell table:style-name="ce11" table:formula="of:=RAND()" office:value-type="percentage" office:value="0.70684814453125">
            <text:p>70,68%</text:p>
          </table:table-cell>
          <table:table-cell table:style-name="ce7" office:value-type="float" office:value="-61">
            <text:p>-61</text:p>
          </table:table-cell>
          <table:table-cell table:style-name="ce13" table:formula="of:=RAND()" office:value-type="currency" office:currency="EUR" office:value="0.930023193359375">
            <text:p>0,93 €</text:p>
          </table:table-cell>
          <table:table-cell table:style-name="ce13" office:value-type="currency" office:currency="EUR" office:value="-60">
            <text:p>-60,00 €</text:p>
          </table:table-cell>
          <table:table-cell table:style-name="ce13" table:formula="of:=RAND()" office:value-type="currency" office:currency="EUR" office:value="0.354339599609375">
            <text:p>0,35 €</text:p>
          </table:table-cell>
          <table:table-cell table:style-name="ce13" office:value-type="currency" office:currency="EUR" office:value="-59">
            <text:p>-59,00 €</text:p>
          </table:table-cell>
          <table:table-cell table:style-name="ce13" table:formula="of:=RAND()" office:value-type="currency" office:currency="EUR" office:value="0.414581298828125">
            <text:p>0,41 €</text:p>
          </table:table-cell>
        </table:table-row>
        <table:table-row table:style-name="ro2">
          <table:table-cell/>
          <table:table-cell table:style-name="ce4" office:value-type="date" office:date-value="2015-01-08">
            <text:p>08/01/15</text:p>
          </table:table-cell>
          <table:table-cell table:style-name="ce7" office:value-type="float" office:value="-127">
            <text:p>-127</text:p>
          </table:table-cell>
          <table:table-cell table:style-name="ce7" table:formula="of:=RAND()" office:value-type="float" office:value="0.611724853515625">
            <text:p>0,6117248535</text:p>
          </table:table-cell>
          <table:table-cell table:style-name="ce7" office:value-type="float" office:value="-126">
            <text:p>-126</text:p>
          </table:table-cell>
          <table:table-cell table:style-name="ce11" table:formula="of:=RAND()" office:value-type="percentage" office:value="0.890228271484375">
            <text:p>89,02%</text:p>
          </table:table-cell>
          <table:table-cell table:style-name="ce12" office:value-type="currency" office:currency="EUR" office:value="-125">
            <text:p>-125 €</text:p>
          </table:table-cell>
          <table:table-cell table:style-name="ce12" table:formula="of:=RAND()" office:value-type="currency" office:currency="EUR" office:value="0.02691650390625">
            <text:p>0 €</text:p>
          </table:table-cell>
          <table:table-cell table:style-name="ce12" office:value-type="currency" office:currency="EUR" office:value="-124">
            <text:p>-124 €</text:p>
          </table:table-cell>
          <table:table-cell table:style-name="ce12" table:formula="of:=RAND()" office:value-type="currency" office:currency="EUR" office:value="0.82769775390625">
            <text:p>1 €</text:p>
          </table:table-cell>
          <table:table-cell table:style-name="ce13" office:value-type="currency" office:currency="EUR" office:value="-123">
            <text:p>-123,00 €</text:p>
          </table:table-cell>
          <table:table-cell table:style-name="ce13" table:formula="of:=RAND()" office:value-type="currency" office:currency="EUR" office:value="0.58721923828125">
            <text:p>0,59 €</text:p>
          </table:table-cell>
        </table:table-row>
        <table:table-row table:style-name="ro2">
          <table:table-cell/>
          <table:table-cell table:style-name="ce4" office:value-type="date" office:date-value="2015-01-09">
            <text:p>09/01/15</text:p>
          </table:table-cell>
          <table:table-cell table:style-name="ce7" office:value-type="float" office:value="-191">
            <text:p>-191</text:p>
          </table:table-cell>
          <table:table-cell table:style-name="ce7" table:formula="of:=RAND()" office:value-type="float" office:value="0.652801513671875">
            <text:p>0,6528015137</text:p>
          </table:table-cell>
          <table:table-cell table:style-name="ce7" office:value-type="float" office:value="-190">
            <text:p>-190</text:p>
          </table:table-cell>
          <table:table-cell table:style-name="ce11" table:formula="of:=RAND()" office:value-type="percentage" office:value="0.939788818359375">
            <text:p>93,98%</text:p>
          </table:table-cell>
          <table:table-cell table:style-name="ce12" office:value-type="currency" office:currency="EUR" office:value="-189">
            <text:p>-189 €</text:p>
          </table:table-cell>
          <table:table-cell table:style-name="ce12" table:formula="of:=RAND()" office:value-type="currency" office:currency="EUR" office:value="0.138427734375">
            <text:p>0 €</text:p>
          </table:table-cell>
          <table:table-cell table:style-name="ce14" office:value-type="currency" office:currency="EUR" office:value="-188">
            <text:p>-188 €</text:p>
          </table:table-cell>
          <table:table-cell table:style-name="ce12" table:formula="of:=RAND()" office:value-type="currency" office:currency="EUR" office:value="0.82391357421875">
            <text:p>1 €</text:p>
          </table:table-cell>
          <table:table-cell table:style-name="ce13" office:value-type="currency" office:currency="EUR" office:value="-187">
            <text:p>-187,00 €</text:p>
          </table:table-cell>
          <table:table-cell table:style-name="ce13" table:formula="of:=RAND()" office:value-type="currency" office:currency="EUR" office:value="0.272491455078125">
            <text:p>0,27 €</text:p>
          </table:table-cell>
        </table:table-row>
        <table:table-row table:style-name="ro2">
          <table:table-cell/>
          <table:table-cell table:style-name="ce4" office:value-type="date" office:date-value="2015-01-10">
            <text:p>10/01/15</text:p>
          </table:table-cell>
          <table:table-cell table:style-name="ce7" office:value-type="float" office:value="-255">
            <text:p>-255</text:p>
          </table:table-cell>
          <table:table-cell table:style-name="ce7" table:formula="of:=RAND()" office:value-type="float" office:value="0.872283935546875">
            <text:p>0,8722839355</text:p>
          </table:table-cell>
          <table:table-cell table:style-name="ce7" office:value-type="float" office:value="-254">
            <text:p>-254</text:p>
          </table:table-cell>
          <table:table-cell table:style-name="ce11" table:formula="of:=RAND()" office:value-type="percentage" office:value="0.86419677734375">
            <text:p>86,42%</text:p>
          </table:table-cell>
          <table:table-cell table:style-name="ce12" office:value-type="currency" office:currency="EUR" office:value="-253">
            <text:p>-253 €</text:p>
          </table:table-cell>
          <table:table-cell table:style-name="ce12" table:formula="of:=RAND()" office:value-type="currency" office:currency="EUR" office:value="0.4188232421875">
            <text:p>0 €</text:p>
          </table:table-cell>
          <table:table-cell table:style-name="ce14" office:value-type="currency" office:currency="EUR" office:value="-252">
            <text:p>-252 €</text:p>
          </table:table-cell>
          <table:table-cell table:style-name="ce12" table:formula="of:=RAND()" office:value-type="currency" office:currency="EUR" office:value="0.83953857421875">
            <text:p>1 €</text:p>
          </table:table-cell>
          <table:table-cell table:style-name="ce13" office:value-type="currency" office:currency="EUR" office:value="-251">
            <text:p>-251,00 €</text:p>
          </table:table-cell>
          <table:table-cell table:style-name="ce13" table:formula="of:=RAND()" office:value-type="currency" office:currency="EUR" office:value="0.602325439453125">
            <text:p>0,60 €</text:p>
          </table:table-cell>
        </table:table-row>
        <table:table-row table:style-name="ro2">
          <table:table-cell/>
          <table:table-cell table:style-name="ce4" office:value-type="date" office:date-value="2015-01-11">
            <text:p>11/01/15</text:p>
          </table:table-cell>
          <table:table-cell table:style-name="ce7" office:value-type="float" office:value="-319">
            <text:p>-319</text:p>
          </table:table-cell>
          <table:table-cell table:style-name="ce7" table:formula="of:=RAND()" office:value-type="float" office:value="0.306396484375">
            <text:p>0,3063964844</text:p>
          </table:table-cell>
          <table:table-cell table:style-name="ce7" office:value-type="float" office:value="-318">
            <text:p>-318</text:p>
          </table:table-cell>
          <table:table-cell table:style-name="ce11" table:formula="of:=RAND()" office:value-type="percentage" office:value="0.90277099609375">
            <text:p>90,28%</text:p>
          </table:table-cell>
          <table:table-cell table:style-name="ce12" office:value-type="currency" office:currency="EUR" office:value="-317">
            <text:p>-317 €</text:p>
          </table:table-cell>
          <table:table-cell table:style-name="ce12" table:formula="of:=RAND()" office:value-type="currency" office:currency="EUR" office:value="0.7442626953125">
            <text:p>1 €</text:p>
          </table:table-cell>
          <table:table-cell table:style-name="ce14" office:value-type="currency" office:currency="EUR" office:value="-316">
            <text:p>-316 €</text:p>
          </table:table-cell>
          <table:table-cell table:style-name="ce12" table:formula="of:=RAND()" office:value-type="currency" office:currency="EUR" office:value="0.9635009765625">
            <text:p>1 €</text:p>
          </table:table-cell>
          <table:table-cell table:style-name="ce13" office:value-type="currency" office:currency="EUR" office:value="-315">
            <text:p>-315,00 €</text:p>
          </table:table-cell>
          <table:table-cell table:style-name="ce13" table:formula="of:=RAND()" office:value-type="currency" office:currency="EUR" office:value="0.6580810546875">
            <text:p>0,66 €</text:p>
          </table:table-cell>
        </table:table-row>
        <table:table-row table:style-name="ro2">
          <table:table-cell/>
          <table:table-cell table:style-name="ce5" office:value-type="date" office:date-value="2015-01-12">
            <text:p>12/01/15</text:p>
          </table:table-cell>
          <table:table-cell table:style-name="ce7" office:value-type="float" office:value="-383">
            <text:p>-383</text:p>
          </table:table-cell>
          <table:table-cell table:style-name="ce7" table:formula="of:=RAND()" office:value-type="float" office:value="0.864593505859375">
            <text:p>0,8645935059</text:p>
          </table:table-cell>
          <table:table-cell table:style-name="ce7" office:value-type="float" office:value="-382">
            <text:p>-382</text:p>
          </table:table-cell>
          <table:table-cell table:style-name="ce11" table:formula="of:=RAND()" office:value-type="percentage" office:value="0.266998291015625">
            <text:p>26,70%</text:p>
          </table:table-cell>
          <table:table-cell table:style-name="ce7" office:value-type="float" office:value="-381">
            <text:p>-381</text:p>
          </table:table-cell>
          <table:table-cell table:style-name="ce13" table:formula="of:=RAND()" office:value-type="currency" office:currency="EUR" office:value="0.613677978515625">
            <text:p>0,61 €</text:p>
          </table:table-cell>
          <table:table-cell table:style-name="ce15" office:value-type="currency" office:currency="EUR" office:value="-380">
            <text:p>-380,00 €</text:p>
          </table:table-cell>
          <table:table-cell table:style-name="ce13" table:formula="of:=RAND()" office:value-type="currency" office:currency="EUR" office:value="0.799102783203125">
            <text:p>0,80 €</text:p>
          </table:table-cell>
          <table:table-cell table:style-name="ce13" office:value-type="currency" office:currency="EUR" office:value="-379">
            <text:p>-379,00 €</text:p>
          </table:table-cell>
          <table:table-cell table:style-name="ce13" table:formula="of:=RAND()" office:value-type="currency" office:currency="EUR" office:value="0.82958984375">
            <text:p>0,83 €</text:p>
          </table:table-cell>
        </table:table-row>
        <table:table-row table:style-name="ro2">
          <table:table-cell/>
          <table:table-cell table:style-name="ce5" office:value-type="date" office:date-value="2015-01-13">
            <text:p>13/01/15</text:p>
          </table:table-cell>
          <table:table-cell table:style-name="ce7" office:value-type="float" office:value="-447">
            <text:p>-447</text:p>
          </table:table-cell>
          <table:table-cell table:style-name="ce7" table:formula="of:=RAND()" office:value-type="float" office:value="0.69384765625">
            <text:p>0,6938476563</text:p>
          </table:table-cell>
          <table:table-cell table:style-name="ce7" office:value-type="float" office:value="-446">
            <text:p>-446</text:p>
          </table:table-cell>
          <table:table-cell table:style-name="ce11" table:formula="of:=RAND()" office:value-type="percentage" office:value="0.688385009765625">
            <text:p>68,84%</text:p>
          </table:table-cell>
          <table:table-cell table:style-name="ce7" office:value-type="float" office:value="-445">
            <text:p>-445</text:p>
          </table:table-cell>
          <table:table-cell table:style-name="ce13" table:formula="of:=RAND()" office:value-type="currency" office:currency="EUR" office:value="0.6298828125">
            <text:p>0,63 €</text:p>
          </table:table-cell>
          <table:table-cell table:style-name="ce15" office:value-type="currency" office:currency="EUR" office:value="-444">
            <text:p>-444,00 €</text:p>
          </table:table-cell>
          <table:table-cell table:style-name="ce13" table:formula="of:=RAND()" office:value-type="currency" office:currency="EUR" office:value="0.645782470703125">
            <text:p>0,65 €</text:p>
          </table:table-cell>
          <table:table-cell table:style-name="ce13" office:value-type="currency" office:currency="EUR" office:value="-443">
            <text:p>-443,00 €</text:p>
          </table:table-cell>
          <table:table-cell table:style-name="ce13" table:formula="of:=RAND()" office:value-type="currency" office:currency="EUR" office:value="0.39471435546875">
            <text:p>0,39 €</text:p>
          </table:table-cell>
        </table:table-row>
        <table:table-row table:style-name="ro2">
          <table:table-cell/>
          <table:table-cell table:style-name="ce5" office:value-type="date" office:date-value="2015-01-14">
            <text:p>14/01/15</text:p>
          </table:table-cell>
          <table:table-cell table:style-name="ce7" office:value-type="float" office:value="-511">
            <text:p>-511</text:p>
          </table:table-cell>
          <table:table-cell table:style-name="ce7" table:formula="of:=RAND()" office:value-type="float" office:value="0.938201904296875">
            <text:p>0,9382019043</text:p>
          </table:table-cell>
          <table:table-cell table:style-name="ce7" office:value-type="float" office:value="-510">
            <text:p>-510</text:p>
          </table:table-cell>
          <table:table-cell table:style-name="ce11" table:formula="of:=RAND()" office:value-type="percentage" office:value="0.304351806640625">
            <text:p>30,44%</text:p>
          </table:table-cell>
          <table:table-cell table:style-name="ce7" office:value-type="float" office:value="-509">
            <text:p>-509</text:p>
          </table:table-cell>
          <table:table-cell table:style-name="ce13" table:formula="of:=RAND()" office:value-type="currency" office:currency="EUR" office:value="0.96697998046875">
            <text:p>0,97 €</text:p>
          </table:table-cell>
          <table:table-cell table:style-name="ce15" office:value-type="currency" office:currency="EUR" office:value="-508">
            <text:p>-508,00 €</text:p>
          </table:table-cell>
          <table:table-cell table:style-name="ce13" table:formula="of:=RAND()" office:value-type="currency" office:currency="EUR" office:value="0.721923828125">
            <text:p>0,72 €</text:p>
          </table:table-cell>
          <table:table-cell table:style-name="ce13" office:value-type="currency" office:currency="EUR" office:value="-507">
            <text:p>-507,00 €</text:p>
          </table:table-cell>
          <table:table-cell table:style-name="ce13" table:formula="of:=RAND()" office:value-type="currency" office:currency="EUR" office:value="0.9761962890625">
            <text:p>0,98 €</text:p>
          </table:table-cell>
        </table:table-row>
        <table:table-row table:style-name="ro2">
          <table:table-cell/>
          <table:table-cell table:style-name="ce5" office:value-type="date" office:date-value="2015-01-15">
            <text:p>15/01/15</text:p>
          </table:table-cell>
          <table:table-cell table:style-name="ce7" office:value-type="float" office:value="-575">
            <text:p>-575</text:p>
          </table:table-cell>
          <table:table-cell table:style-name="ce7" table:formula="of:=RAND()" office:value-type="float" office:value="0.77783203125">
            <text:p>0,7778320313</text:p>
          </table:table-cell>
          <table:table-cell table:style-name="ce7" office:value-type="float" office:value="-574">
            <text:p>-574</text:p>
          </table:table-cell>
          <table:table-cell table:style-name="ce11" table:formula="of:=RAND()" office:value-type="percentage" office:value="0.913299560546875">
            <text:p>91,33%</text:p>
          </table:table-cell>
          <table:table-cell table:style-name="ce7" office:value-type="float" office:value="-573">
            <text:p>-573</text:p>
          </table:table-cell>
          <table:table-cell table:style-name="ce13" table:formula="of:=RAND()" office:value-type="currency" office:currency="EUR" office:value="0.730377197265625">
            <text:p>0,73 €</text:p>
          </table:table-cell>
          <table:table-cell table:style-name="ce15" office:value-type="currency" office:currency="EUR" office:value="-572">
            <text:p>-572,00 €</text:p>
          </table:table-cell>
          <table:table-cell table:style-name="ce13" table:formula="of:=RAND()" office:value-type="currency" office:currency="EUR" office:value="0.70989990234375">
            <text:p>0,71 €</text:p>
          </table:table-cell>
          <table:table-cell table:style-name="ce13" office:value-type="currency" office:currency="EUR" office:value="-571">
            <text:p>-571,00 €</text:p>
          </table:table-cell>
          <table:table-cell table:style-name="ce13" table:formula="of:=RAND()" office:value-type="currency" office:currency="EUR" office:value="0.031402587890625">
            <text:p>0,03 €</text:p>
          </table:table-cell>
        </table:table-row>
        <table:table-row table:style-name="ro2">
          <table:table-cell/>
          <table:table-cell table:style-name="ce5" office:value-type="date" office:date-value="2015-01-16">
            <text:p>16/01/15</text:p>
          </table:table-cell>
          <table:table-cell table:style-name="ce7" office:value-type="float" office:value="-639">
            <text:p>-639</text:p>
          </table:table-cell>
          <table:table-cell table:style-name="ce7" table:formula="of:=RAND()" office:value-type="float" office:value="0.733734130859375">
            <text:p>0,7337341309</text:p>
          </table:table-cell>
          <table:table-cell table:style-name="ce7" office:value-type="float" office:value="-638">
            <text:p>-638</text:p>
          </table:table-cell>
          <table:table-cell table:style-name="ce11" table:formula="of:=RAND()" office:value-type="percentage" office:value="0.1298828125">
            <text:p>12,99%</text:p>
          </table:table-cell>
          <table:table-cell table:style-name="ce7" office:value-type="float" office:value="-637">
            <text:p>-637</text:p>
          </table:table-cell>
          <table:table-cell table:style-name="ce13" table:formula="of:=RAND()" office:value-type="currency" office:currency="EUR" office:value="0.615570068359375">
            <text:p>0,62 €</text:p>
          </table:table-cell>
          <table:table-cell table:style-name="ce15" office:value-type="currency" office:currency="EUR" office:value="-636">
            <text:p>-636,00 €</text:p>
          </table:table-cell>
          <table:table-cell table:style-name="ce13" table:formula="of:=RAND()" office:value-type="currency" office:currency="EUR" office:value="0.404510498046875">
            <text:p>0,40 €</text:p>
          </table:table-cell>
          <table:table-cell table:style-name="ce13" office:value-type="currency" office:currency="EUR" office:value="-635">
            <text:p>-635,00 €</text:p>
          </table:table-cell>
          <table:table-cell table:style-name="ce13" table:formula="of:=RAND()" office:value-type="currency" office:currency="EUR" office:value="0.031707763671875">
            <text:p>0,03 €</text:p>
          </table:table-cell>
        </table:table-row>
        <table:table-row table:style-name="ro2">
          <table:table-cell/>
          <table:table-cell table:style-name="ce5" office:value-type="date" office:date-value="2015-01-17">
            <text:p>17/01/15</text:p>
          </table:table-cell>
          <table:table-cell table:style-name="ce7" office:value-type="float" office:value="-703">
            <text:p>-703</text:p>
          </table:table-cell>
          <table:table-cell table:style-name="ce7" table:formula="of:=RAND()" office:value-type="float" office:value="0.363128662109375">
            <text:p>0,3631286621</text:p>
          </table:table-cell>
          <table:table-cell table:style-name="ce7" office:value-type="float" office:value="-702">
            <text:p>-702</text:p>
          </table:table-cell>
          <table:table-cell table:style-name="ce11" table:formula="of:=RAND()" office:value-type="percentage" office:value="0.47216796875">
            <text:p>47,22%</text:p>
          </table:table-cell>
          <table:table-cell table:style-name="ce7" office:value-type="float" office:value="-701">
            <text:p>-701</text:p>
          </table:table-cell>
          <table:table-cell table:style-name="ce13" table:formula="of:=RAND()" office:value-type="currency" office:currency="EUR" office:value="0.77203369140625">
            <text:p>0,77 €</text:p>
          </table:table-cell>
          <table:table-cell table:style-name="ce16" office:value-type="currency" office:currency="EUR" office:value="-700">
            <text:p>-700,00 €</text:p>
          </table:table-cell>
          <table:table-cell table:style-name="ce13" table:formula="of:=RAND()" office:value-type="currency" office:currency="EUR" office:value="0.74652099609375">
            <text:p>0,75 €</text:p>
          </table:table-cell>
          <table:table-cell table:style-name="ce13" office:value-type="currency" office:currency="EUR" office:value="-699">
            <text:p>-699,00 €</text:p>
          </table:table-cell>
          <table:table-cell table:style-name="ce13" table:formula="of:=RAND()" office:value-type="currency" office:currency="EUR" office:value="0.48748779296875">
            <text:p>0,49 €</text:p>
          </table:table-cell>
        </table:table-row>
        <table:table-row table:style-name="ro2">
          <table:table-cell/>
          <table:table-cell table:style-name="ce5" office:value-type="date" office:date-value="2015-01-18">
            <text:p>18/01/15</text:p>
          </table:table-cell>
          <table:table-cell table:style-name="ce7" office:value-type="float" office:value="-767">
            <text:p>-767</text:p>
          </table:table-cell>
          <table:table-cell table:style-name="ce7" table:formula="of:=RAND()" office:value-type="float" office:value="0.7193603515625">
            <text:p>0,7193603516</text:p>
          </table:table-cell>
          <table:table-cell table:style-name="ce7" office:value-type="float" office:value="-766">
            <text:p>-766</text:p>
          </table:table-cell>
          <table:table-cell table:style-name="ce11" table:formula="of:=RAND()" office:value-type="percentage" office:value="0.911468505859375">
            <text:p>91,15%</text:p>
          </table:table-cell>
          <table:table-cell table:style-name="ce7" office:value-type="float" office:value="-765">
            <text:p>-765</text:p>
          </table:table-cell>
          <table:table-cell table:style-name="ce13" table:formula="of:=RAND()" office:value-type="currency" office:currency="EUR" office:value="0.278472900390625">
            <text:p>0,28 €</text:p>
          </table:table-cell>
          <table:table-cell table:style-name="ce13" office:value-type="currency" office:currency="EUR" office:value="-764">
            <text:p>-764,00 €</text:p>
          </table:table-cell>
          <table:table-cell table:style-name="ce13" table:formula="of:=RAND()" office:value-type="currency" office:currency="EUR" office:value="0.021820068359375">
            <text:p>0,02 €</text:p>
          </table:table-cell>
          <table:table-cell table:style-name="ce13" office:value-type="currency" office:currency="EUR" office:value="-763">
            <text:p>-763,00 €</text:p>
          </table:table-cell>
          <table:table-cell table:style-name="ce13" table:formula="of:=RAND()" office:value-type="currency" office:currency="EUR" office:value="0.475067138671875">
            <text:p>0,48 €</text:p>
          </table:table-cell>
        </table:table-row>
        <table:table-row table:style-name="ro2">
          <table:table-cell/>
          <table:table-cell table:style-name="ce5" office:value-type="date" office:date-value="2015-01-19">
            <text:p>19/01/15</text:p>
          </table:table-cell>
          <table:table-cell table:style-name="ce7" office:value-type="float" office:value="-831">
            <text:p>-831</text:p>
          </table:table-cell>
          <table:table-cell table:style-name="ce7" table:formula="of:=RAND()" office:value-type="float" office:value="0.209808349609375">
            <text:p>0,2098083496</text:p>
          </table:table-cell>
          <table:table-cell table:style-name="ce7" office:value-type="float" office:value="-830">
            <text:p>-830</text:p>
          </table:table-cell>
          <table:table-cell table:style-name="ce10" table:formula="of:=RAND()" office:value-type="percentage" office:value="0.916473388671875">
            <text:p>91,65%</text:p>
          </table:table-cell>
          <table:table-cell table:style-name="ce7" office:value-type="float" office:value="-829">
            <text:p>-829</text:p>
          </table:table-cell>
          <table:table-cell table:style-name="ce13" table:formula="of:=RAND()" office:value-type="currency" office:currency="EUR" office:value="0.13555908203125">
            <text:p>0,14 €</text:p>
          </table:table-cell>
          <table:table-cell table:style-name="ce13" office:value-type="currency" office:currency="EUR" office:value="-828">
            <text:p>-828,00 €</text:p>
          </table:table-cell>
          <table:table-cell table:style-name="ce13" table:formula="of:=RAND()" office:value-type="currency" office:currency="EUR" office:value="0.50811767578125">
            <text:p>0,51 €</text:p>
          </table:table-cell>
          <table:table-cell table:style-name="ce13" office:value-type="currency" office:currency="EUR" office:value="-827">
            <text:p>-827,00 €</text:p>
          </table:table-cell>
          <table:table-cell table:style-name="ce13" table:formula="of:=RAND()" office:value-type="currency" office:currency="EUR" office:value="0.821990966796875">
            <text:p>0,82 €</text:p>
          </table:table-cell>
        </table:table-row>
        <table:table-row table:style-name="ro2">
          <table:table-cell/>
          <table:table-cell table:style-name="ce5" office:value-type="date" office:date-value="2015-01-20">
            <text:p>20/01/15</text:p>
          </table:table-cell>
          <table:table-cell table:style-name="ce7" office:value-type="float" office:value="-895">
            <text:p>-895</text:p>
          </table:table-cell>
          <table:table-cell table:style-name="ce7" table:formula="of:=RAND()" office:value-type="float" office:value="0.683746337890625">
            <text:p>0,6837463379</text:p>
          </table:table-cell>
          <table:table-cell table:style-name="ce7" office:value-type="float" office:value="-894">
            <text:p>-894</text:p>
          </table:table-cell>
          <table:table-cell table:style-name="ce10" table:formula="of:=RAND()" office:value-type="percentage" office:value="0.52264404296875">
            <text:p>52,26%</text:p>
          </table:table-cell>
          <table:table-cell table:style-name="ce7" office:value-type="float" office:value="-893">
            <text:p>-893</text:p>
          </table:table-cell>
          <table:table-cell table:style-name="ce13" table:formula="of:=RAND()" office:value-type="currency" office:currency="EUR" office:value="0.1826171875">
            <text:p>0,18 €</text:p>
          </table:table-cell>
          <table:table-cell table:style-name="ce13" office:value-type="currency" office:currency="EUR" office:value="-892">
            <text:p>-892,00 €</text:p>
          </table:table-cell>
          <table:table-cell table:style-name="ce13" table:formula="of:=RAND()" office:value-type="currency" office:currency="EUR" office:value="0.35003662109375">
            <text:p>0,35 €</text:p>
          </table:table-cell>
          <table:table-cell table:style-name="ce13" office:value-type="currency" office:currency="EUR" office:value="-891">
            <text:p>-891,00 €</text:p>
          </table:table-cell>
          <table:table-cell table:style-name="ce13" table:formula="of:=RAND()" office:value-type="currency" office:currency="EUR" office:value="0.606597900390625">
            <text:p>0,61 €</text:p>
          </table:table-cell>
        </table:table-row>
        <table:table-row table:style-name="ro2">
          <table:table-cell/>
          <table:table-cell table:style-name="ce5" office:value-type="date" office:date-value="2015-01-21">
            <text:p>21/01/15</text:p>
          </table:table-cell>
          <table:table-cell table:style-name="ce7" office:value-type="float" office:value="-959">
            <text:p>-959</text:p>
          </table:table-cell>
          <table:table-cell table:style-name="ce7" table:formula="of:=RAND()" office:value-type="float" office:value="0.058319091796875">
            <text:p>0,0583190918</text:p>
          </table:table-cell>
          <table:table-cell table:style-name="ce7" office:value-type="float" office:value="-958">
            <text:p>-958</text:p>
          </table:table-cell>
          <table:table-cell table:style-name="ce10" table:formula="of:=RAND()" office:value-type="percentage" office:value="0.45843505859375">
            <text:p>45,84%</text:p>
          </table:table-cell>
          <table:table-cell table:style-name="ce7" office:value-type="float" office:value="-957">
            <text:p>-957</text:p>
          </table:table-cell>
          <table:table-cell table:style-name="ce13" table:formula="of:=RAND()" office:value-type="currency" office:currency="EUR" office:value="0.844329833984375">
            <text:p>0,84 €</text:p>
          </table:table-cell>
          <table:table-cell table:style-name="ce13" office:value-type="currency" office:currency="EUR" office:value="-956">
            <text:p>-956,00 €</text:p>
          </table:table-cell>
          <table:table-cell table:style-name="ce13" table:formula="of:=RAND()" office:value-type="currency" office:currency="EUR" office:value="0.944000244140625">
            <text:p>0,94 €</text:p>
          </table:table-cell>
          <table:table-cell table:style-name="ce13" office:value-type="currency" office:currency="EUR" office:value="-955">
            <text:p>-955,00 €</text:p>
          </table:table-cell>
          <table:table-cell table:style-name="ce13" table:formula="of:=RAND()" office:value-type="currency" office:currency="EUR" office:value="0.12835693359375">
            <text:p>0,13 €</text:p>
          </table:table-cell>
        </table:table-row>
        <table:table-row table:style-name="ro2">
          <table:table-cell/>
          <table:table-cell table:style-name="ce5" office:value-type="date" office:date-value="2015-01-22">
            <text:p>22/01/15</text:p>
          </table:table-cell>
          <table:table-cell table:style-name="ce7" office:value-type="float" office:value="-1023">
            <text:p>-1023</text:p>
          </table:table-cell>
          <table:table-cell table:style-name="ce7" table:formula="of:=RAND()" office:value-type="float" office:value="0.148406982421875">
            <text:p>0,1484069824</text:p>
          </table:table-cell>
          <table:table-cell table:style-name="ce7" office:value-type="float" office:value="-1022">
            <text:p>-1022</text:p>
          </table:table-cell>
          <table:table-cell table:style-name="ce10" table:formula="of:=RAND()" office:value-type="percentage" office:value="0.859130859375">
            <text:p>85,91%</text:p>
          </table:table-cell>
          <table:table-cell table:style-name="ce7" office:value-type="float" office:value="-1021">
            <text:p>-1021</text:p>
          </table:table-cell>
          <table:table-cell table:style-name="ce13" table:formula="of:=RAND()" office:value-type="currency" office:currency="EUR" office:value="0.11370849609375">
            <text:p>0,11 €</text:p>
          </table:table-cell>
          <table:table-cell table:style-name="ce13" office:value-type="currency" office:currency="EUR" office:value="-1020">
            <text:p>-1 020,00 €</text:p>
          </table:table-cell>
          <table:table-cell table:style-name="ce13" table:formula="of:=RAND()" office:value-type="currency" office:currency="EUR" office:value="0.61419677734375">
            <text:p>0,61 €</text:p>
          </table:table-cell>
          <table:table-cell table:style-name="ce13" office:value-type="currency" office:currency="EUR" office:value="-1019">
            <text:p>-1 019,00 €</text:p>
          </table:table-cell>
          <table:table-cell table:style-name="ce13" table:formula="of:=RAND()" office:value-type="currency" office:currency="EUR" office:value="0.005126953125">
            <text:p>0,01 €</text:p>
          </table:table-cell>
        </table:table-row>
        <table:table-row table:style-name="ro2">
          <table:table-cell/>
          <table:table-cell table:style-name="ce5" office:value-type="date" office:date-value="2015-01-23">
            <text:p>23/01/15</text:p>
          </table:table-cell>
          <table:table-cell table:style-name="ce7" office:value-type="float" office:value="-1087">
            <text:p>-1087</text:p>
          </table:table-cell>
          <table:table-cell table:style-name="ce7" table:formula="of:=RAND()" office:value-type="float" office:value="0.9278564453125">
            <text:p>0,9278564453</text:p>
          </table:table-cell>
          <table:table-cell table:style-name="ce7" office:value-type="float" office:value="-1086">
            <text:p>-1086</text:p>
          </table:table-cell>
          <table:table-cell table:style-name="ce10" table:formula="of:=RAND()" office:value-type="percentage" office:value="0.60003662109375">
            <text:p>60,00%</text:p>
          </table:table-cell>
          <table:table-cell table:style-name="ce7" office:value-type="float" office:value="-1085">
            <text:p>-1085</text:p>
          </table:table-cell>
          <table:table-cell table:style-name="ce13" table:formula="of:=RAND()" office:value-type="currency" office:currency="EUR" office:value="0.677734375">
            <text:p>0,68 €</text:p>
          </table:table-cell>
          <table:table-cell table:style-name="ce13" office:value-type="currency" office:currency="EUR" office:value="-1084">
            <text:p>-1 084,00 €</text:p>
          </table:table-cell>
          <table:table-cell table:style-name="ce13" table:formula="of:=RAND()" office:value-type="currency" office:currency="EUR" office:value="0.860626220703125">
            <text:p>0,86 €</text:p>
          </table:table-cell>
          <table:table-cell table:style-name="ce13" office:value-type="currency" office:currency="EUR" office:value="-1083">
            <text:p>-1 083,00 €</text:p>
          </table:table-cell>
          <table:table-cell table:style-name="ce13" table:formula="of:=RAND()" office:value-type="currency" office:currency="EUR" office:value="0.5537109375">
            <text:p>0,55 €</text:p>
          </table:table-cell>
        </table:table-row>
        <table:table-row table:style-name="ro2">
          <table:table-cell/>
          <table:table-cell table:style-name="ce5" office:value-type="date" office:date-value="2015-01-24">
            <text:p>24/01/15</text:p>
          </table:table-cell>
          <table:table-cell table:style-name="ce7" office:value-type="float" office:value="-1151">
            <text:p>-1151</text:p>
          </table:table-cell>
          <table:table-cell table:style-name="ce7" table:formula="of:=RAND()" office:value-type="float" office:value="0.867523193359375">
            <text:p>0,8675231934</text:p>
          </table:table-cell>
          <table:table-cell table:style-name="ce7" office:value-type="float" office:value="-1150">
            <text:p>-1150</text:p>
          </table:table-cell>
          <table:table-cell table:style-name="ce10" table:formula="of:=RAND()" office:value-type="percentage" office:value="0.780029296875">
            <text:p>78,00%</text:p>
          </table:table-cell>
          <table:table-cell table:style-name="ce7" office:value-type="float" office:value="-1149">
            <text:p>-1149</text:p>
          </table:table-cell>
          <table:table-cell table:style-name="ce13" table:formula="of:=RAND()" office:value-type="currency" office:currency="EUR" office:value="0.591888427734375">
            <text:p>0,59 €</text:p>
          </table:table-cell>
          <table:table-cell table:style-name="ce13" office:value-type="currency" office:currency="EUR" office:value="-1148">
            <text:p>-1 148,00 €</text:p>
          </table:table-cell>
          <table:table-cell table:style-name="ce13" table:formula="of:=RAND()" office:value-type="currency" office:currency="EUR" office:value="0.96087646484375">
            <text:p>0,96 €</text:p>
          </table:table-cell>
          <table:table-cell table:style-name="ce13" office:value-type="currency" office:currency="EUR" office:value="-1147">
            <text:p>-1 147,00 €</text:p>
          </table:table-cell>
          <table:table-cell table:style-name="ce13" table:formula="of:=RAND()" office:value-type="currency" office:currency="EUR" office:value="0.10986328125">
            <text:p>0,11 €</text:p>
          </table:table-cell>
        </table:table-row>
        <table:table-row table:style-name="ro2">
          <table:table-cell/>
          <table:table-cell table:style-name="ce5" office:value-type="date" office:date-value="2015-01-25">
            <text:p>25/01/15</text:p>
          </table:table-cell>
          <table:table-cell table:style-name="ce7" office:value-type="float" office:value="-1215">
            <text:p>-1215</text:p>
          </table:table-cell>
          <table:table-cell table:style-name="ce7" table:formula="of:=RAND()" office:value-type="float" office:value="0.432708740234375">
            <text:p>0,4327087402</text:p>
          </table:table-cell>
          <table:table-cell table:style-name="ce7" office:value-type="float" office:value="-1214">
            <text:p>-1214</text:p>
          </table:table-cell>
          <table:table-cell table:style-name="ce10" table:formula="of:=RAND()" office:value-type="percentage" office:value="0.386749267578125">
            <text:p>38,67%</text:p>
          </table:table-cell>
          <table:table-cell table:style-name="ce7" office:value-type="float" office:value="-1213">
            <text:p>-1213</text:p>
          </table:table-cell>
          <table:table-cell table:style-name="ce13" table:formula="of:=RAND()" office:value-type="currency" office:currency="EUR" office:value="0.409423828125">
            <text:p>0,41 €</text:p>
          </table:table-cell>
          <table:table-cell table:style-name="ce13" office:value-type="currency" office:currency="EUR" office:value="-1212">
            <text:p>-1 212,00 €</text:p>
          </table:table-cell>
          <table:table-cell table:style-name="ce13" table:formula="of:=RAND()" office:value-type="currency" office:currency="EUR" office:value="0.20654296875">
            <text:p>0,21 €</text:p>
          </table:table-cell>
          <table:table-cell table:style-name="ce13" office:value-type="currency" office:currency="EUR" office:value="-1211">
            <text:p>-1 211,00 €</text:p>
          </table:table-cell>
          <table:table-cell table:style-name="ce13" table:formula="of:=RAND()" office:value-type="currency" office:currency="EUR" office:value="0.443695068359375">
            <text:p>0,44 €</text:p>
          </table:table-cell>
        </table:table-row>
        <table:table-row table:style-name="ro2" table:number-rows-repeated="104854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euille2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5" table:default-cell-style-name="ce21"/>
        <table:table-column table:style-name="co6" table:default-cell-style-name="Default"/>
        <table:table-column table:style-name="co5" table:default-cell-style-name="ce25"/>
        <table:table-column table:style-name="co7" table:default-cell-style-name="ce29"/>
        <table:table-column table:style-name="co5" table:default-cell-style-name="Default"/>
        <table:table-row table:style-name="ro3">
          <table:table-cell office:value-type="string">
            <text:p>Tableau 2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17" office:value-type="string">
            <text:p>date</text:p>
          </table:table-cell>
          <table:table-cell table:style-name="ce17" office:value-type="string">
            <text:p>Colonne 1</text:p>
          </table:table-cell>
          <table:table-cell table:style-name="ce17" office:value-type="string">
            <text:p>Colonne 2</text:p>
          </table:table-cell>
          <table:table-cell table:style-name="ce22" office:value-type="string">
            <text:p>Colonne 3</text:p>
          </table:table-cell>
          <table:table-cell table:style-name="ce17" office:value-type="string">
            <text:p>Colonne 4</text:p>
          </table:table-cell>
          <table:table-cell table:style-name="ce26" office:value-type="string">
            <text:p>Colonne 5</text:p>
          </table:table-cell>
          <table:table-cell table:style-name="ce30" office:value-type="string">
            <text:p>Colonne 6</text:p>
          </table:table-cell>
          <table:table-cell table:style-name="ce17" office:value-type="string">
            <text:p>Colonne 7</text:p>
          </table:table-cell>
        </table:table-row>
        <table:table-row table:style-name="ro3">
          <table:table-cell/>
          <table:table-cell table:style-name="ce18" office:value-type="float" office:value="42005">
            <text:p>42005</text:p>
          </table:table-cell>
          <table:table-cell table:style-name="ce19" office:value-type="float" office:value="12">
            <text:p>12</text:p>
          </table:table-cell>
          <table:table-cell table:style-name="ce19" table:formula="of:=RAND()" office:value-type="float" office:value="0.42974853515625">
            <text:p>0,4297485352</text:p>
          </table:table-cell>
          <table:table-cell table:style-name="ce23" office:value-type="float" office:value="13">
            <text:p>13</text:p>
          </table:table-cell>
          <table:table-cell table:style-name="ce19" table:formula="of:=RAND()" office:value-type="float" office:value="0.325103759765625">
            <text:p>0,3251037598</text:p>
          </table:table-cell>
          <table:table-cell table:style-name="ce27" office:value-type="float" office:value="14">
            <text:p>14</text:p>
          </table:table-cell>
          <table:table-cell table:style-name="ce31" table:formula="of:=RAND()" office:value-type="float" office:value="0.5865478515625">
            <text:p>0,5865478516</text:p>
          </table:table-cell>
          <table:table-cell table:style-name="ce20" office:value-type="float" office:value="15">
            <text:p>15</text:p>
          </table:table-cell>
        </table:table-row>
        <table:table-row table:style-name="ro3">
          <table:table-cell/>
          <table:table-cell table:style-name="ce18" office:value-type="float" office:value="42006">
            <text:p>42006</text:p>
          </table:table-cell>
          <table:table-cell table:style-name="ce19" office:value-type="float" office:value="2">
            <text:p>2</text:p>
          </table:table-cell>
          <table:table-cell table:style-name="ce19" table:formula="of:=RAND()" office:value-type="float" office:value="0.638824462890625">
            <text:p>0,6388244629</text:p>
          </table:table-cell>
          <table:table-cell table:style-name="ce23" office:value-type="float" office:value="3">
            <text:p>3</text:p>
          </table:table-cell>
          <table:table-cell table:style-name="ce19" table:formula="of:=RAND()" office:value-type="float" office:value="0.4346923828125">
            <text:p>0,4346923828</text:p>
          </table:table-cell>
          <table:table-cell table:style-name="ce27" office:value-type="float" office:value="4">
            <text:p>4</text:p>
          </table:table-cell>
          <table:table-cell table:style-name="ce31" table:formula="of:=RAND()" office:value-type="float" office:value="0.301910400390625">
            <text:p>0,3019104004</text:p>
          </table:table-cell>
          <table:table-cell table:style-name="ce20" office:value-type="float" office:value="5">
            <text:p>5</text:p>
          </table:table-cell>
        </table:table-row>
        <table:table-row table:style-name="ro3">
          <table:table-cell/>
          <table:table-cell table:style-name="ce18" office:value-type="float" office:value="42007">
            <text:p>42007</text:p>
          </table:table-cell>
          <table:table-cell table:style-name="ce19" office:value-type="float" office:value="651">
            <text:p>651</text:p>
          </table:table-cell>
          <table:table-cell table:style-name="ce19" table:formula="of:=RAND()" office:value-type="float" office:value="0.09747314453125">
            <text:p>0,0974731445</text:p>
          </table:table-cell>
          <table:table-cell table:style-name="ce23" office:value-type="float" office:value="652">
            <text:p>652</text:p>
          </table:table-cell>
          <table:table-cell table:style-name="ce19" table:formula="of:=RAND()" office:value-type="float" office:value="0.5343017578125">
            <text:p>0,5343017578</text:p>
          </table:table-cell>
          <table:table-cell table:style-name="ce27" office:value-type="float" office:value="653">
            <text:p>653</text:p>
          </table:table-cell>
          <table:table-cell table:style-name="ce31" table:formula="of:=RAND()" office:value-type="float" office:value="0.20782470703125">
            <text:p>0,207824707</text:p>
          </table:table-cell>
          <table:table-cell table:style-name="ce20" office:value-type="float" office:value="654">
            <text:p>654</text:p>
          </table:table-cell>
        </table:table-row>
        <table:table-row table:style-name="ro3">
          <table:table-cell/>
          <table:table-cell table:style-name="ce18" office:value-type="float" office:value="42008">
            <text:p>42008</text:p>
          </table:table-cell>
          <table:table-cell table:style-name="ce19" office:value-type="float" office:value="61">
            <text:p>61</text:p>
          </table:table-cell>
          <table:table-cell table:style-name="ce19" table:formula="of:=RAND()" office:value-type="float" office:value="0.37127685546875">
            <text:p>0,3712768555</text:p>
          </table:table-cell>
          <table:table-cell table:style-name="ce23" office:value-type="float" office:value="62">
            <text:p>62</text:p>
          </table:table-cell>
          <table:table-cell table:style-name="ce19" table:formula="of:=RAND()" office:value-type="float" office:value="0.420074462890625">
            <text:p>0,4200744629</text:p>
          </table:table-cell>
          <table:table-cell table:style-name="ce27" office:value-type="float" office:value="63">
            <text:p>63</text:p>
          </table:table-cell>
          <table:table-cell table:style-name="ce31" table:formula="of:=RAND()" office:value-type="float" office:value="0.88238525390625">
            <text:p>0,8823852539</text:p>
          </table:table-cell>
          <table:table-cell table:style-name="ce20" office:value-type="float" office:value="64">
            <text:p>64</text:p>
          </table:table-cell>
        </table:table-row>
        <table:table-row table:style-name="ro3">
          <table:table-cell/>
          <table:table-cell table:style-name="ce18" office:value-type="float" office:value="42009">
            <text:p>42009</text:p>
          </table:table-cell>
          <table:table-cell table:style-name="ce19" office:value-type="float" office:value="65">
            <text:p>65</text:p>
          </table:table-cell>
          <table:table-cell table:style-name="ce19" table:formula="of:=RAND()" office:value-type="float" office:value="0.4912109375">
            <text:p>0,4912109375</text:p>
          </table:table-cell>
          <table:table-cell table:style-name="ce23" office:value-type="float" office:value="66">
            <text:p>66</text:p>
          </table:table-cell>
          <table:table-cell table:style-name="ce19" table:formula="of:=RAND()" office:value-type="float" office:value="0.71197509765625">
            <text:p>0,7119750977</text:p>
          </table:table-cell>
          <table:table-cell table:style-name="ce27" office:value-type="float" office:value="67">
            <text:p>67</text:p>
          </table:table-cell>
          <table:table-cell table:style-name="ce31" table:formula="of:=RAND()" office:value-type="float" office:value="0.30389404296875">
            <text:p>0,303894043</text:p>
          </table:table-cell>
          <table:table-cell table:style-name="ce20" office:value-type="float" office:value="68">
            <text:p>68</text:p>
          </table:table-cell>
        </table:table-row>
        <table:table-row table:style-name="ro3">
          <table:table-cell/>
          <table:table-cell table:style-name="ce18" office:value-type="float" office:value="42010">
            <text:p>42010</text:p>
          </table:table-cell>
          <table:table-cell table:style-name="ce19" office:value-type="float" office:value="1">
            <text:p>1</text:p>
          </table:table-cell>
          <table:table-cell table:style-name="ce19" table:formula="of:=RAND()" office:value-type="float" office:value="0.07757568359375">
            <text:p>0,0775756836</text:p>
          </table:table-cell>
          <table:table-cell table:style-name="ce23" office:value-type="float" office:value="2">
            <text:p>2</text:p>
          </table:table-cell>
          <table:table-cell table:style-name="ce19" table:formula="of:=RAND()" office:value-type="float" office:value="0.672149658203125">
            <text:p>0,6721496582</text:p>
          </table:table-cell>
          <table:table-cell table:style-name="ce27" office:value-type="float" office:value="3">
            <text:p>3</text:p>
          </table:table-cell>
          <table:table-cell table:style-name="ce31" table:formula="of:=RAND()" office:value-type="float" office:value="0.949676513671875">
            <text:p>0,9496765137</text:p>
          </table:table-cell>
          <table:table-cell table:style-name="ce20" office:value-type="float" office:value="4">
            <text:p>4</text:p>
          </table:table-cell>
        </table:table-row>
        <table:table-row table:style-name="ro3">
          <table:table-cell/>
          <table:table-cell table:style-name="ce18" office:value-type="float" office:value="42011">
            <text:p>42011</text:p>
          </table:table-cell>
          <table:table-cell table:style-name="ce19" office:value-type="float" office:value="-63">
            <text:p>-63</text:p>
          </table:table-cell>
          <table:table-cell table:style-name="ce19" table:formula="of:=RAND()" office:value-type="float" office:value="0.009063720703125">
            <text:p>0,0090637207</text:p>
          </table:table-cell>
          <table:table-cell table:style-name="ce23" office:value-type="float" office:value="-62">
            <text:p>-62</text:p>
          </table:table-cell>
          <table:table-cell table:style-name="ce19" table:formula="of:=RAND()" office:value-type="float" office:value="0.428009033203125">
            <text:p>0,4280090332</text:p>
          </table:table-cell>
          <table:table-cell table:style-name="ce27" office:value-type="float" office:value="-61">
            <text:p>-61</text:p>
          </table:table-cell>
          <table:table-cell table:style-name="ce31" table:formula="of:=RAND()" office:value-type="float" office:value="0.0611572265625">
            <text:p>0,0611572266</text:p>
          </table:table-cell>
          <table:table-cell table:style-name="ce20" office:value-type="float" office:value="-60">
            <text:p>-60</text:p>
          </table:table-cell>
        </table:table-row>
        <table:table-row table:style-name="ro3">
          <table:table-cell/>
          <table:table-cell table:style-name="ce18" office:value-type="float" office:value="42012">
            <text:p>42012</text:p>
          </table:table-cell>
          <table:table-cell table:style-name="ce19" office:value-type="float" office:value="-127">
            <text:p>-127</text:p>
          </table:table-cell>
          <table:table-cell table:style-name="ce19" table:formula="of:=RAND()" office:value-type="float" office:value="0.9482421875">
            <text:p>0,9482421875</text:p>
          </table:table-cell>
          <table:table-cell table:style-name="ce23" office:value-type="float" office:value="-126">
            <text:p>-126</text:p>
          </table:table-cell>
          <table:table-cell table:style-name="ce19" table:formula="of:=RAND()" office:value-type="float" office:value="0.057769775390625">
            <text:p>0,0577697754</text:p>
          </table:table-cell>
          <table:table-cell table:style-name="ce27" office:value-type="float" office:value="-125">
            <text:p>-125</text:p>
          </table:table-cell>
          <table:table-cell table:style-name="ce31" table:formula="of:=RAND()" office:value-type="float" office:value="0.525634765625">
            <text:p>0,5256347656</text:p>
          </table:table-cell>
          <table:table-cell table:style-name="ce20" office:value-type="float" office:value="-124">
            <text:p>-124</text:p>
          </table:table-cell>
        </table:table-row>
        <table:table-row table:style-name="ro3">
          <table:table-cell/>
          <table:table-cell table:style-name="ce18" office:value-type="float" office:value="42013">
            <text:p>42013</text:p>
          </table:table-cell>
          <table:table-cell table:style-name="ce19" office:value-type="float" office:value="-191">
            <text:p>-191</text:p>
          </table:table-cell>
          <table:table-cell table:style-name="ce19" table:formula="of:=RAND()" office:value-type="float" office:value="0.906219482421875">
            <text:p>0,9062194824</text:p>
          </table:table-cell>
          <table:table-cell table:style-name="ce23" office:value-type="float" office:value="-190">
            <text:p>-190</text:p>
          </table:table-cell>
          <table:table-cell table:style-name="ce19" table:formula="of:=RAND()" office:value-type="float" office:value="0.391815185546875">
            <text:p>0,3918151855</text:p>
          </table:table-cell>
          <table:table-cell table:style-name="ce27" office:value-type="float" office:value="-189">
            <text:p>-189</text:p>
          </table:table-cell>
          <table:table-cell table:style-name="ce31" table:formula="of:=RAND()" office:value-type="float" office:value="0.612945556640625">
            <text:p>0,6129455566</text:p>
          </table:table-cell>
          <table:table-cell table:style-name="ce20" office:value-type="float" office:value="-188">
            <text:p>-188</text:p>
          </table:table-cell>
        </table:table-row>
        <table:table-row table:style-name="ro3">
          <table:table-cell/>
          <table:table-cell table:style-name="ce18" office:value-type="float" office:value="42014">
            <text:p>42014</text:p>
          </table:table-cell>
          <table:table-cell table:style-name="ce19" office:value-type="float" office:value="-255">
            <text:p>-255</text:p>
          </table:table-cell>
          <table:table-cell table:style-name="ce19" table:formula="of:=RAND()" office:value-type="float" office:value="0.735626220703125">
            <text:p>0,7356262207</text:p>
          </table:table-cell>
          <table:table-cell table:style-name="ce23" office:value-type="float" office:value="-254">
            <text:p>-254</text:p>
          </table:table-cell>
          <table:table-cell table:style-name="ce19" table:formula="of:=RAND()" office:value-type="float" office:value="0.0498046875">
            <text:p>0,0498046875</text:p>
          </table:table-cell>
          <table:table-cell table:style-name="ce27" office:value-type="float" office:value="-253">
            <text:p>-253</text:p>
          </table:table-cell>
          <table:table-cell table:style-name="ce31" table:formula="of:=RAND()" office:value-type="float" office:value="0.439208984375">
            <text:p>0,4392089844</text:p>
          </table:table-cell>
          <table:table-cell table:style-name="ce20" office:value-type="float" office:value="-252">
            <text:p>-252</text:p>
          </table:table-cell>
        </table:table-row>
        <table:table-row table:style-name="ro3">
          <table:table-cell/>
          <table:table-cell table:style-name="ce18" office:value-type="float" office:value="42015">
            <text:p>42015</text:p>
          </table:table-cell>
          <table:table-cell table:style-name="ce19" office:value-type="float" office:value="-319">
            <text:p>-319</text:p>
          </table:table-cell>
          <table:table-cell table:style-name="ce19" table:formula="of:=RAND()" office:value-type="float" office:value="0.6400146484375">
            <text:p>0,6400146484</text:p>
          </table:table-cell>
          <table:table-cell table:style-name="ce23" office:value-type="float" office:value="-318">
            <text:p>-318</text:p>
          </table:table-cell>
          <table:table-cell table:style-name="ce19" table:formula="of:=RAND()" office:value-type="float" office:value="0.336212158203125">
            <text:p>0,3362121582</text:p>
          </table:table-cell>
          <table:table-cell table:style-name="ce27" office:value-type="float" office:value="-317">
            <text:p>-317</text:p>
          </table:table-cell>
          <table:table-cell table:style-name="ce31" table:formula="of:=RAND()" office:value-type="float" office:value="0.634307861328125">
            <text:p>0,6343078613</text:p>
          </table:table-cell>
          <table:table-cell table:style-name="ce20" office:value-type="float" office:value="-316">
            <text:p>-316</text:p>
          </table:table-cell>
        </table:table-row>
        <table:table-row table:style-name="ro3">
          <table:table-cell/>
          <table:table-cell table:style-name="ce18" office:value-type="float" office:value="42016">
            <text:p>42016</text:p>
          </table:table-cell>
          <table:table-cell table:style-name="ce19" office:value-type="float" office:value="-383">
            <text:p>-383</text:p>
          </table:table-cell>
          <table:table-cell table:style-name="ce19" table:formula="of:=RAND()" office:value-type="float" office:value="0.231903076171875">
            <text:p>0,2319030762</text:p>
          </table:table-cell>
          <table:table-cell table:style-name="ce23" office:value-type="float" office:value="-382">
            <text:p>-382</text:p>
          </table:table-cell>
          <table:table-cell table:style-name="ce19" table:formula="of:=RAND()" office:value-type="float" office:value="0.507965087890625">
            <text:p>0,5079650879</text:p>
          </table:table-cell>
          <table:table-cell table:style-name="ce27" office:value-type="float" office:value="-381">
            <text:p>-381</text:p>
          </table:table-cell>
          <table:table-cell table:style-name="ce31" table:formula="of:=RAND()" office:value-type="float" office:value="0.339996337890625">
            <text:p>0,3399963379</text:p>
          </table:table-cell>
          <table:table-cell table:style-name="ce20" office:value-type="float" office:value="-380">
            <text:p>-380</text:p>
          </table:table-cell>
        </table:table-row>
        <table:table-row table:style-name="ro3">
          <table:table-cell/>
          <table:table-cell table:style-name="ce18" office:value-type="float" office:value="42017">
            <text:p>42017</text:p>
          </table:table-cell>
          <table:table-cell table:style-name="ce19" office:value-type="float" office:value="-447">
            <text:p>-447</text:p>
          </table:table-cell>
          <table:table-cell table:style-name="ce19" table:formula="of:=RAND()" office:value-type="float" office:value="0.7630615234375">
            <text:p>0,7630615234</text:p>
          </table:table-cell>
          <table:table-cell table:style-name="ce23" office:value-type="float" office:value="-446">
            <text:p>-446</text:p>
          </table:table-cell>
          <table:table-cell table:style-name="ce19" table:formula="of:=RAND()" office:value-type="float" office:value="0.5367431640625">
            <text:p>0,5367431641</text:p>
          </table:table-cell>
          <table:table-cell table:style-name="ce27" office:value-type="float" office:value="-445">
            <text:p>-445</text:p>
          </table:table-cell>
          <table:table-cell table:style-name="ce31" table:formula="of:=RAND()" office:value-type="float" office:value="0.186309814453125">
            <text:p>0,1863098145</text:p>
          </table:table-cell>
          <table:table-cell table:style-name="ce20" office:value-type="float" office:value="-444">
            <text:p>-444</text:p>
          </table:table-cell>
        </table:table-row>
        <table:table-row table:style-name="ro3">
          <table:table-cell/>
          <table:table-cell table:style-name="ce18" office:value-type="float" office:value="42018">
            <text:p>42018</text:p>
          </table:table-cell>
          <table:table-cell table:style-name="ce19" office:value-type="float" office:value="-511">
            <text:p>-511</text:p>
          </table:table-cell>
          <table:table-cell table:style-name="ce19" table:formula="of:=RAND()" office:value-type="float" office:value="0.5283203125">
            <text:p>0,5283203125</text:p>
          </table:table-cell>
          <table:table-cell table:style-name="ce23" office:value-type="float" office:value="-510">
            <text:p>-510</text:p>
          </table:table-cell>
          <table:table-cell table:style-name="ce19" table:formula="of:=RAND()" office:value-type="float" office:value="0.522216796875">
            <text:p>0,5222167969</text:p>
          </table:table-cell>
          <table:table-cell table:style-name="ce27" office:value-type="float" office:value="-509">
            <text:p>-509</text:p>
          </table:table-cell>
          <table:table-cell table:style-name="ce31" table:formula="of:=RAND()" office:value-type="float" office:value="0.304595947265625">
            <text:p>0,3045959473</text:p>
          </table:table-cell>
          <table:table-cell table:style-name="ce20" office:value-type="float" office:value="-508">
            <text:p>-508</text:p>
          </table:table-cell>
        </table:table-row>
        <table:table-row table:style-name="ro3">
          <table:table-cell/>
          <table:table-cell table:style-name="ce18" office:value-type="float" office:value="42019">
            <text:p>42019</text:p>
          </table:table-cell>
          <table:table-cell table:style-name="ce19" office:value-type="float" office:value="-575">
            <text:p>-575</text:p>
          </table:table-cell>
          <table:table-cell table:style-name="ce19" table:formula="of:=RAND()" office:value-type="float" office:value="0.694000244140625">
            <text:p>0,6940002441</text:p>
          </table:table-cell>
          <table:table-cell table:style-name="ce23" office:value-type="float" office:value="-574">
            <text:p>-574</text:p>
          </table:table-cell>
          <table:table-cell table:style-name="ce19" table:formula="of:=RAND()" office:value-type="float" office:value="0.7296142578125">
            <text:p>0,7296142578</text:p>
          </table:table-cell>
          <table:table-cell table:style-name="ce27" office:value-type="float" office:value="-573">
            <text:p>-573</text:p>
          </table:table-cell>
          <table:table-cell table:style-name="ce31" table:formula="of:=RAND()" office:value-type="float" office:value="0.27056884765625">
            <text:p>0,2705688477</text:p>
          </table:table-cell>
          <table:table-cell table:style-name="ce20" office:value-type="float" office:value="-572">
            <text:p>-572</text:p>
          </table:table-cell>
        </table:table-row>
        <table:table-row table:style-name="ro3">
          <table:table-cell/>
          <table:table-cell table:style-name="ce18" office:value-type="float" office:value="42020">
            <text:p>42020</text:p>
          </table:table-cell>
          <table:table-cell table:style-name="ce19" office:value-type="float" office:value="-639">
            <text:p>-639</text:p>
          </table:table-cell>
          <table:table-cell table:style-name="ce19" table:formula="of:=RAND()" office:value-type="float" office:value="0.426422119140625">
            <text:p>0,4264221191</text:p>
          </table:table-cell>
          <table:table-cell table:style-name="ce23" office:value-type="float" office:value="-638">
            <text:p>-638</text:p>
          </table:table-cell>
          <table:table-cell table:style-name="ce19" table:formula="of:=RAND()" office:value-type="float" office:value="0.95635986328125">
            <text:p>0,9563598633</text:p>
          </table:table-cell>
          <table:table-cell table:style-name="ce27" office:value-type="float" office:value="-637">
            <text:p>-637</text:p>
          </table:table-cell>
          <table:table-cell table:style-name="ce31" table:formula="of:=RAND()" office:value-type="float" office:value="0.873443603515625">
            <text:p>0,8734436035</text:p>
          </table:table-cell>
          <table:table-cell table:style-name="ce20" office:value-type="float" office:value="-636">
            <text:p>-636</text:p>
          </table:table-cell>
        </table:table-row>
        <table:table-row table:style-name="ro3">
          <table:table-cell/>
          <table:table-cell table:style-name="ce18" office:value-type="float" office:value="42021">
            <text:p>42021</text:p>
          </table:table-cell>
          <table:table-cell table:style-name="ce19" office:value-type="float" office:value="-703">
            <text:p>-703</text:p>
          </table:table-cell>
          <table:table-cell table:style-name="ce19" table:formula="of:=RAND()" office:value-type="float" office:value="0.602996826171875">
            <text:p>0,6029968262</text:p>
          </table:table-cell>
          <table:table-cell table:style-name="ce23" office:value-type="float" office:value="-702">
            <text:p>-702</text:p>
          </table:table-cell>
          <table:table-cell table:style-name="ce19" table:formula="of:=RAND()" office:value-type="float" office:value="0.4676513671875">
            <text:p>0,4676513672</text:p>
          </table:table-cell>
          <table:table-cell table:style-name="ce27" office:value-type="float" office:value="-701">
            <text:p>-701</text:p>
          </table:table-cell>
          <table:table-cell table:style-name="ce31" table:formula="of:=RAND()" office:value-type="float" office:value="0.72674560546875">
            <text:p>0,7267456055</text:p>
          </table:table-cell>
          <table:table-cell table:style-name="ce20" office:value-type="float" office:value="-700">
            <text:p>-700</text:p>
          </table:table-cell>
        </table:table-row>
        <table:table-row table:style-name="ro3">
          <table:table-cell/>
          <table:table-cell table:style-name="ce18" office:value-type="float" office:value="42022">
            <text:p>42022</text:p>
          </table:table-cell>
          <table:table-cell table:style-name="ce19" office:value-type="float" office:value="-767">
            <text:p>-767</text:p>
          </table:table-cell>
          <table:table-cell table:style-name="ce19" table:formula="of:=RAND()" office:value-type="float" office:value="0.85064697265625">
            <text:p>0,8506469727</text:p>
          </table:table-cell>
          <table:table-cell table:style-name="ce23" office:value-type="float" office:value="-766">
            <text:p>-766</text:p>
          </table:table-cell>
          <table:table-cell table:style-name="ce19" table:formula="of:=RAND()" office:value-type="float" office:value="0.894073486328125">
            <text:p>0,8940734863</text:p>
          </table:table-cell>
          <table:table-cell table:style-name="ce27" office:value-type="float" office:value="-765">
            <text:p>-765</text:p>
          </table:table-cell>
          <table:table-cell table:style-name="ce31" table:formula="of:=RAND()" office:value-type="float" office:value="0.66259765625">
            <text:p>0,6625976563</text:p>
          </table:table-cell>
          <table:table-cell table:style-name="ce20" office:value-type="float" office:value="-764">
            <text:p>-764</text:p>
          </table:table-cell>
        </table:table-row>
        <table:table-row table:style-name="ro3">
          <table:table-cell/>
          <table:table-cell table:style-name="ce18" office:value-type="float" office:value="42023">
            <text:p>42023</text:p>
          </table:table-cell>
          <table:table-cell table:style-name="ce19" office:value-type="float" office:value="-831">
            <text:p>-831</text:p>
          </table:table-cell>
          <table:table-cell table:style-name="ce19" table:formula="of:=RAND()" office:value-type="float" office:value="0.7286376953125">
            <text:p>0,7286376953</text:p>
          </table:table-cell>
          <table:table-cell table:style-name="ce23" office:value-type="float" office:value="-830">
            <text:p>-830</text:p>
          </table:table-cell>
          <table:table-cell table:style-name="ce19" table:formula="of:=RAND()" office:value-type="float" office:value="0.712066650390625">
            <text:p>0,7120666504</text:p>
          </table:table-cell>
          <table:table-cell table:style-name="ce27" office:value-type="float" office:value="-829">
            <text:p>-829</text:p>
          </table:table-cell>
          <table:table-cell table:style-name="ce31" table:formula="of:=RAND()" office:value-type="float" office:value="0.827880859375">
            <text:p>0,8278808594</text:p>
          </table:table-cell>
          <table:table-cell table:style-name="ce20" office:value-type="float" office:value="-828">
            <text:p>-828</text:p>
          </table:table-cell>
        </table:table-row>
        <table:table-row table:style-name="ro3">
          <table:table-cell/>
          <table:table-cell table:style-name="ce18" office:value-type="float" office:value="42024">
            <text:p>42024</text:p>
          </table:table-cell>
          <table:table-cell table:style-name="ce19" office:value-type="float" office:value="-895">
            <text:p>-895</text:p>
          </table:table-cell>
          <table:table-cell table:style-name="ce19" table:formula="of:=RAND()" office:value-type="float" office:value="0.94952392578125">
            <text:p>0,9495239258</text:p>
          </table:table-cell>
          <table:table-cell table:style-name="ce23" office:value-type="float" office:value="-894">
            <text:p>-894</text:p>
          </table:table-cell>
          <table:table-cell table:style-name="ce19" table:formula="of:=RAND()" office:value-type="float" office:value="0.6748046875">
            <text:p>0,6748046875</text:p>
          </table:table-cell>
          <table:table-cell table:style-name="ce27" office:value-type="float" office:value="-893">
            <text:p>-893</text:p>
          </table:table-cell>
          <table:table-cell table:style-name="ce31" table:formula="of:=RAND()" office:value-type="float" office:value="0.235748291015625">
            <text:p>0,235748291</text:p>
          </table:table-cell>
          <table:table-cell table:style-name="ce20" office:value-type="float" office:value="-892">
            <text:p>-892</text:p>
          </table:table-cell>
        </table:table-row>
        <table:table-row table:style-name="ro3">
          <table:table-cell/>
          <table:table-cell table:style-name="ce18" office:value-type="float" office:value="42025">
            <text:p>42025</text:p>
          </table:table-cell>
          <table:table-cell table:style-name="ce19" office:value-type="float" office:value="-959">
            <text:p>-959</text:p>
          </table:table-cell>
          <table:table-cell table:style-name="ce19" table:formula="of:=RAND()" office:value-type="float" office:value="0.820648193359375">
            <text:p>0,8206481934</text:p>
          </table:table-cell>
          <table:table-cell table:style-name="ce23" office:value-type="float" office:value="-958">
            <text:p>-958</text:p>
          </table:table-cell>
          <table:table-cell table:style-name="ce19" table:formula="of:=RAND()" office:value-type="float" office:value="0.328460693359375">
            <text:p>0,3284606934</text:p>
          </table:table-cell>
          <table:table-cell table:style-name="ce27" office:value-type="float" office:value="-957">
            <text:p>-957</text:p>
          </table:table-cell>
          <table:table-cell table:style-name="ce31" table:formula="of:=RAND()" office:value-type="float" office:value="0.319732666015625">
            <text:p>0,319732666</text:p>
          </table:table-cell>
          <table:table-cell table:style-name="ce20" office:value-type="float" office:value="-956">
            <text:p>-956</text:p>
          </table:table-cell>
        </table:table-row>
        <table:table-row table:style-name="ro3">
          <table:table-cell/>
          <table:table-cell table:style-name="ce18" office:value-type="float" office:value="42026">
            <text:p>42026</text:p>
          </table:table-cell>
          <table:table-cell table:style-name="ce19" office:value-type="float" office:value="-1023">
            <text:p>-1023</text:p>
          </table:table-cell>
          <table:table-cell table:style-name="ce19" table:formula="of:=RAND()" office:value-type="float" office:value="0.39508056640625">
            <text:p>0,3950805664</text:p>
          </table:table-cell>
          <table:table-cell table:style-name="ce23" office:value-type="float" office:value="-1022">
            <text:p>-1022</text:p>
          </table:table-cell>
          <table:table-cell table:style-name="ce19" table:formula="of:=RAND()" office:value-type="float" office:value="0.741943359375">
            <text:p>0,7419433594</text:p>
          </table:table-cell>
          <table:table-cell table:style-name="ce27" office:value-type="float" office:value="-1021">
            <text:p>-1021</text:p>
          </table:table-cell>
          <table:table-cell table:style-name="ce31" table:formula="of:=RAND()" office:value-type="float" office:value="0.322052001953125">
            <text:p>0,322052002</text:p>
          </table:table-cell>
          <table:table-cell table:style-name="ce20" office:value-type="float" office:value="-1020">
            <text:p>-1020</text:p>
          </table:table-cell>
        </table:table-row>
        <table:table-row table:style-name="ro3">
          <table:table-cell/>
          <table:table-cell table:style-name="ce18" office:value-type="float" office:value="42027">
            <text:p>42027</text:p>
          </table:table-cell>
          <table:table-cell table:style-name="ce19" office:value-type="float" office:value="-1087">
            <text:p>-1087</text:p>
          </table:table-cell>
          <table:table-cell table:style-name="ce19" table:formula="of:=RAND()" office:value-type="float" office:value="0.20147705078125">
            <text:p>0,2014770508</text:p>
          </table:table-cell>
          <table:table-cell table:style-name="ce23" office:value-type="float" office:value="-1086">
            <text:p>-1086</text:p>
          </table:table-cell>
          <table:table-cell table:style-name="ce19" table:formula="of:=RAND()" office:value-type="float" office:value="0.758087158203125">
            <text:p>0,7580871582</text:p>
          </table:table-cell>
          <table:table-cell table:style-name="ce27" office:value-type="float" office:value="-1085">
            <text:p>-1085</text:p>
          </table:table-cell>
          <table:table-cell table:style-name="ce31" table:formula="of:=RAND()" office:value-type="float" office:value="0.841064453125">
            <text:p>0,8410644531</text:p>
          </table:table-cell>
          <table:table-cell table:style-name="ce20" office:value-type="float" office:value="-1084">
            <text:p>-1084</text:p>
          </table:table-cell>
        </table:table-row>
        <table:table-row table:style-name="ro3">
          <table:table-cell/>
          <table:table-cell table:style-name="ce18" office:value-type="float" office:value="42028">
            <text:p>42028</text:p>
          </table:table-cell>
          <table:table-cell table:style-name="ce19" office:value-type="float" office:value="-1151">
            <text:p>-1151</text:p>
          </table:table-cell>
          <table:table-cell table:style-name="ce19" table:formula="of:=RAND()" office:value-type="float" office:value="0.821441650390625">
            <text:p>0,8214416504</text:p>
          </table:table-cell>
          <table:table-cell table:style-name="ce23" office:value-type="float" office:value="-1150">
            <text:p>-1150</text:p>
          </table:table-cell>
          <table:table-cell table:style-name="ce19" table:formula="of:=RAND()" office:value-type="float" office:value="0.22906494140625">
            <text:p>0,2290649414</text:p>
          </table:table-cell>
          <table:table-cell table:style-name="ce27" office:value-type="float" office:value="-1149">
            <text:p>-1149</text:p>
          </table:table-cell>
          <table:table-cell table:style-name="ce31" table:formula="of:=RAND()" office:value-type="float" office:value="0.35009765625">
            <text:p>0,3500976563</text:p>
          </table:table-cell>
          <table:table-cell table:style-name="ce20" office:value-type="float" office:value="-1148">
            <text:p>-1148</text:p>
          </table:table-cell>
        </table:table-row>
        <table:table-row table:style-name="ro3">
          <table:table-cell/>
          <table:table-cell table:style-name="ce18" office:value-type="float" office:value="42029">
            <text:p>42029</text:p>
          </table:table-cell>
          <table:table-cell table:style-name="ce20" office:value-type="float" office:value="-1215">
            <text:p>-1215</text:p>
          </table:table-cell>
          <table:table-cell table:style-name="ce20" table:formula="of:=RAND()" office:value-type="float" office:value="0.28485107421875">
            <text:p>0,2848510742</text:p>
          </table:table-cell>
          <table:table-cell table:style-name="ce24" office:value-type="float" office:value="-1214">
            <text:p>-1214</text:p>
          </table:table-cell>
          <table:table-cell table:style-name="ce20" table:formula="of:=RAND()" office:value-type="float" office:value="0.098114013671875">
            <text:p>0,0981140137</text:p>
          </table:table-cell>
          <table:table-cell table:style-name="ce28" office:value-type="float" office:value="-1213">
            <text:p>-1213</text:p>
          </table:table-cell>
          <table:table-cell table:style-name="ce32" table:formula="of:=RAND()" office:value-type="float" office:value="0.772064208984375">
            <text:p>0,772064209</text:p>
          </table:table-cell>
          <table:table-cell table:style-name="ce20" office:value-type="float" office:value="-1212">
            <text:p>-1212</text:p>
          </table:table-cell>
        </table:table-row>
        <table:table-row table:style-name="ro3" table:number-rows-repeated="1048547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30/05/2015</text:date>, <text:time>14:3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 D</meta:initial-creator>
    <meta:creation-date>2015-05-25T09:43:01.77</meta:creation-date>
    <dc:date>2015-05-30T14:32:57.95</dc:date>
    <dc:creator>E D</dc:creator>
    <meta:editing-duration>P5DT4H3M25S</meta:editing-duration>
    <meta:editing-cycles>21</meta:editing-cycles>
    <meta:generator>OpenOffice.org/3.3$Win32 OpenOffice.org_project/330m20$Build-9567</meta:generator>
    <meta:document-statistic meta:table-count="3" meta:cell-count="496" meta:object-count="0"/>
  </office:meta>
</office:document-meta>
</file>